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ld ix,#4000</text:p>
          </table:table-cell>
          <table:table-cell/>
          <table:table-cell table:formula="of:=IF([.B4]&lt;&gt;&quot;&quot;;HEX2DEC([.B4]);&quot;&quot;)" office:value-type="float" office:value="221" calcext:value-type="float">
            <text:p>221</text:p>
          </table:table-cell>
          <table:table-cell table:formula="of:=IF([.E4]&lt;&gt;&quot;&quot;;[.F3]&amp;IF([.F3]&lt;&gt;&quot;&quot;;&quot;,&quot;;&quot;&quot;)&amp;[.E4];&quot;&quot;)" office:value-type="string" office:string-value="221" calcext:value-type="string">
            <text:p>2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B5]&lt;&gt;&quot;&quot;;HEX2DEC([.B5]);&quot;&quot;)" office:value-type="float" office:value="33" calcext:value-type="float">
            <text:p>33</text:p>
          </table:table-cell>
          <table:table-cell table:formula="of:=IF([.E5]&lt;&gt;&quot;&quot;;[.F4]&amp;IF([.F4]&lt;&gt;&quot;&quot;;&quot;,&quot;;&quot;&quot;)&amp;[.E5];&quot;&quot;)" office:value-type="string" office:string-value="221,33" calcext:value-type="string">
            <text:p>221,33</text:p>
          </table:table-cell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table:number-columns-repeated="2"/>
          <table:table-cell table:formula="of:=IF([.B6]&lt;&gt;&quot;&quot;;HEX2DEC([.B6]);&quot;&quot;)" office:value-type="float" office:value="0" calcext:value-type="float">
            <text:p>0</text:p>
          </table:table-cell>
          <table:table-cell table:formula="of:=IF([.E6]&lt;&gt;&quot;&quot;;[.F5]&amp;IF([.F5]&lt;&gt;&quot;&quot;;&quot;,&quot;;&quot;&quot;)&amp;[.E6];&quot;&quot;)" office:value-type="string" office:string-value="221,33,0" calcext:value-type="string">
            <text:p>221,33,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formula="of:=IF([.B7]&lt;&gt;&quot;&quot;;HEX2DEC([.B7]);&quot;&quot;)" office:value-type="float" office:value="64" calcext:value-type="float">
            <text:p>64</text:p>
          </table:table-cell>
          <table:table-cell table:formula="of:=IF([.E7]&lt;&gt;&quot;&quot;;[.F6]&amp;IF([.F6]&lt;&gt;&quot;&quot;;&quot;,&quot;;&quot;&quot;)&amp;[.E7];&quot;&quot;)" office:value-type="string" office:string-value="221,33,0,64" calcext:value-type="string">
            <text:p>221,33,0,64</text:p>
          </table:table-cell>
        </table:table-row>
        <table:table-row table:style-name="ro1">
          <table:table-cell table:number-columns-repeated="4"/>
          <table:table-cell table:formula="of:=IF([.B8]&lt;&gt;&quot;&quot;;HEX2DEC([.B8]);&quot;&quot;)">
            <text:p/>
          </table:table-cell>
          <table:table-cell table:formula="of:=IF([.E8]&lt;&gt;&quot;&quot;;[.F7]&amp;IF([.F7]&lt;&gt;&quot;&quot;;&quot;,&quot;;&quot;&quot;)&amp;[.E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<text:tab/>ld de,11692</text:p>
          </table:table-cell>
          <table:table-cell/>
          <table:table-cell table:formula="of:=IF([.B9]&lt;&gt;&quot;&quot;;HEX2DEC([.B9]);&quot;&quot;)" office:value-type="float" office:value="17" calcext:value-type="float">
            <text:p>17</text:p>
          </table:table-cell>
          <table:table-cell table:formula="of:=IF([.E9]&lt;&gt;&quot;&quot;;[.F8]&amp;IF([.F8]&lt;&gt;&quot;&quot;;&quot;,&quot;;&quot;&quot;)&amp;[.E9];&quot;&quot;)" office:value-type="string" office:string-value="17" calcext:value-type="string">
            <text:p>17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number-columns-repeated="2"/>
          <table:table-cell table:formula="of:=IF([.B10]&lt;&gt;&quot;&quot;;HEX2DEC([.B10]);&quot;&quot;)" office:value-type="float" office:value="172" calcext:value-type="float">
            <text:p>172</text:p>
          </table:table-cell>
          <table:table-cell table:formula="of:=IF([.E10]&lt;&gt;&quot;&quot;;[.F9]&amp;IF([.F9]&lt;&gt;&quot;&quot;;&quot;,&quot;;&quot;&quot;)&amp;[.E10];&quot;&quot;)" office:value-type="string" office:string-value="17,172" calcext:value-type="string">
            <text:p>17,172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2"/>
          <table:table-cell table:formula="of:=IF([.B11]&lt;&gt;&quot;&quot;;HEX2DEC([.B11]);&quot;&quot;)" office:value-type="float" office:value="45" calcext:value-type="float">
            <text:p>45</text:p>
          </table:table-cell>
          <table:table-cell table:formula="of:=IF([.E11]&lt;&gt;&quot;&quot;;[.F10]&amp;IF([.F10]&lt;&gt;&quot;&quot;;&quot;,&quot;;&quot;&quot;)&amp;[.E11];&quot;&quot;)" office:value-type="string" office:string-value="17,172,45" calcext:value-type="string">
            <text:p>17,172,45</text:p>
          </table:table-cell>
        </table:table-row>
        <table:table-row table:style-name="ro1">
          <table:table-cell table:number-columns-repeated="4"/>
          <table:table-cell table:formula="of:=IF([.B12]&lt;&gt;&quot;&quot;;HEX2DEC([.B12]);&quot;&quot;)">
            <text:p/>
          </table:table-cell>
          <table:table-cell table:formula="of:=IF([.E12]&lt;&gt;&quot;&quot;;[.F11]&amp;IF([.F11]&lt;&gt;&quot;&quot;;&quot;,&quot;;&quot;&quot;)&amp;[.E1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<text:tab/>ld a, #ff</text:p>
          </table:table-cell>
          <table:table-cell/>
          <table:table-cell table:formula="of:=IF([.B13]&lt;&gt;&quot;&quot;;HEX2DEC([.B13]);&quot;&quot;)" office:value-type="float" office:value="62" calcext:value-type="float">
            <text:p>62</text:p>
          </table:table-cell>
          <table:table-cell table:formula="of:=IF([.E13]&lt;&gt;&quot;&quot;;[.F12]&amp;IF([.F12]&lt;&gt;&quot;&quot;;&quot;,&quot;;&quot;&quot;)&amp;[.E13];&quot;&quot;)" office:value-type="string" office:string-value="62" calcext:value-type="string">
            <text:p>62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number-columns-repeated="2"/>
          <table:table-cell table:formula="of:=IF([.B14]&lt;&gt;&quot;&quot;;HEX2DEC([.B14]);&quot;&quot;)" office:value-type="float" office:value="255" calcext:value-type="float">
            <text:p>255</text:p>
          </table:table-cell>
          <table:table-cell table:formula="of:=IF([.E14]&lt;&gt;&quot;&quot;;[.F13]&amp;IF([.F13]&lt;&gt;&quot;&quot;;&quot;,&quot;;&quot;&quot;)&amp;[.E14];&quot;&quot;)" office:value-type="string" office:string-value="62,255" calcext:value-type="string">
            <text:p>62,255</text:p>
          </table:table-cell>
        </table:table-row>
        <table:table-row table:style-name="ro1">
          <table:table-cell table:number-columns-repeated="4"/>
          <table:table-cell table:formula="of:=IF([.B15]&lt;&gt;&quot;&quot;;HEX2DEC([.B15]);&quot;&quot;)">
            <text:p/>
          </table:table-cell>
          <table:table-cell table:formula="of:=IF([.E15]&lt;&gt;&quot;&quot;;[.F14]&amp;IF([.F14]&lt;&gt;&quot;&quot;;&quot;,&quot;;&quot;&quot;)&amp;[.E1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<text:tab/>scf</text:p>
          </table:table-cell>
          <table:table-cell/>
          <table:table-cell table:formula="of:=IF([.B16]&lt;&gt;&quot;&quot;;HEX2DEC([.B16]);&quot;&quot;)" office:value-type="float" office:value="55" calcext:value-type="float">
            <text:p>55</text:p>
          </table:table-cell>
          <table:table-cell table:formula="of:=IF([.E16]&lt;&gt;&quot;&quot;;[.F15]&amp;IF([.F15]&lt;&gt;&quot;&quot;;&quot;,&quot;;&quot;&quot;)&amp;[.E16];&quot;&quot;)" office:value-type="string" office:string-value="55" calcext:value-type="string">
            <text:p>55</text:p>
          </table:table-cell>
        </table:table-row>
        <table:table-row table:style-name="ro1">
          <table:table-cell table:number-columns-repeated="4"/>
          <table:table-cell table:formula="of:=IF([.B17]&lt;&gt;&quot;&quot;;HEX2DEC([.B17]);&quot;&quot;)">
            <text:p/>
          </table:table-cell>
          <table:table-cell table:formula="of:=IF([.E17]&lt;&gt;&quot;&quot;;[.F16]&amp;IF([.F16]&lt;&gt;&quot;&quot;;&quot;,&quot;;&quot;&quot;)&amp;[.E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tab/>call 0556</text:p>
          </table:table-cell>
          <table:table-cell/>
          <table:table-cell table:formula="of:=IF([.B18]&lt;&gt;&quot;&quot;;HEX2DEC([.B18]);&quot;&quot;)" office:value-type="float" office:value="205" calcext:value-type="float">
            <text:p>205</text:p>
          </table:table-cell>
          <table:table-cell table:formula="of:=IF([.E18]&lt;&gt;&quot;&quot;;[.F17]&amp;IF([.F17]&lt;&gt;&quot;&quot;;&quot;,&quot;;&quot;&quot;)&amp;[.E18];&quot;&quot;)" office:value-type="string" office:string-value="205" calcext:value-type="string">
            <text:p>205</text:p>
          </table:table-cell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number-columns-repeated="2"/>
          <table:table-cell table:formula="of:=IF([.B19]&lt;&gt;&quot;&quot;;HEX2DEC([.B19]);&quot;&quot;)" office:value-type="float" office:value="44" calcext:value-type="float">
            <text:p>44</text:p>
          </table:table-cell>
          <table:table-cell table:formula="of:=IF([.E19]&lt;&gt;&quot;&quot;;[.F18]&amp;IF([.F18]&lt;&gt;&quot;&quot;;&quot;,&quot;;&quot;&quot;)&amp;[.E19];&quot;&quot;)" office:value-type="string" office:string-value="205,44" calcext:value-type="string">
            <text:p>205,44</text:p>
          </table:table-cell>
        </table:table-row>
        <table:table-row table:style-name="ro1">
          <table:table-cell/>
          <table:table-cell office:value-type="string" calcext:value-type="string">
            <text:p>02</text:p>
          </table:table-cell>
          <table:table-cell table:number-columns-repeated="2"/>
          <table:table-cell table:formula="of:=IF([.B20]&lt;&gt;&quot;&quot;;HEX2DEC([.B20]);&quot;&quot;)" office:value-type="float" office:value="2" calcext:value-type="float">
            <text:p>2</text:p>
          </table:table-cell>
          <table:table-cell table:formula="of:=IF([.E20]&lt;&gt;&quot;&quot;;[.F19]&amp;IF([.F19]&lt;&gt;&quot;&quot;;&quot;,&quot;;&quot;&quot;)&amp;[.E20];&quot;&quot;)" office:value-type="string" office:string-value="205,44,2" calcext:value-type="string">
            <text:p>205,44,2</text:p>
          </table:table-cell>
        </table:table-row>
        <table:table-row table:style-name="ro1">
          <table:table-cell table:number-columns-repeated="4"/>
          <table:table-cell table:formula="of:=IF([.B21]&lt;&gt;&quot;&quot;;HEX2DEC([.B21]);&quot;&quot;)">
            <text:p/>
          </table:table-cell>
          <table:table-cell table:formula="of:=IF([.E21]&lt;&gt;&quot;&quot;;[.F20]&amp;IF([.F20]&lt;&gt;&quot;&quot;;&quot;,&quot;;&quot;&quot;)&amp;[.E2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<text:tab/>ld ix,#7C7C</text:p>
          </table:table-cell>
          <table:table-cell/>
          <table:table-cell table:formula="of:=IF([.B22]&lt;&gt;&quot;&quot;;HEX2DEC([.B22]);&quot;&quot;)" office:value-type="float" office:value="221" calcext:value-type="float">
            <text:p>221</text:p>
          </table:table-cell>
          <table:table-cell table:formula="of:=IF([.E22]&lt;&gt;&quot;&quot;;[.F21]&amp;IF([.F21]&lt;&gt;&quot;&quot;;&quot;,&quot;;&quot;&quot;)&amp;[.E22];&quot;&quot;)" office:value-type="string" office:string-value="221" calcext:value-type="string">
            <text:p>2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B23]&lt;&gt;&quot;&quot;;HEX2DEC([.B23]);&quot;&quot;)" office:value-type="float" office:value="33" calcext:value-type="float">
            <text:p>33</text:p>
          </table:table-cell>
          <table:table-cell table:formula="of:=IF([.E23]&lt;&gt;&quot;&quot;;[.F22]&amp;IF([.F22]&lt;&gt;&quot;&quot;;&quot;,&quot;;&quot;&quot;)&amp;[.E23];&quot;&quot;)" office:value-type="string" office:string-value="221,33" calcext:value-type="string">
            <text:p>221,33</text:p>
          </table:table-cell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table:number-columns-repeated="2"/>
          <table:table-cell table:formula="of:=IF([.B24]&lt;&gt;&quot;&quot;;HEX2DEC([.B24]);&quot;&quot;)" office:value-type="float" office:value="124" calcext:value-type="float">
            <text:p>124</text:p>
          </table:table-cell>
          <table:table-cell table:formula="of:=IF([.E24]&lt;&gt;&quot;&quot;;[.F23]&amp;IF([.F23]&lt;&gt;&quot;&quot;;&quot;,&quot;;&quot;&quot;)&amp;[.E24];&quot;&quot;)" office:value-type="string" office:string-value="221,33,124" calcext:value-type="string">
            <text:p>221,33,124</text:p>
          </table:table-cell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table:number-columns-repeated="2"/>
          <table:table-cell table:formula="of:=IF([.B25]&lt;&gt;&quot;&quot;;HEX2DEC([.B25]);&quot;&quot;)" office:value-type="float" office:value="124" calcext:value-type="float">
            <text:p>124</text:p>
          </table:table-cell>
          <table:table-cell table:formula="of:=IF([.E25]&lt;&gt;&quot;&quot;;[.F24]&amp;IF([.F24]&lt;&gt;&quot;&quot;;&quot;,&quot;;&quot;&quot;)&amp;[.E25];&quot;&quot;)" office:value-type="string" office:string-value="221,33,124,124" calcext:value-type="string">
            <text:p>221,33,124,124</text:p>
          </table:table-cell>
        </table:table-row>
        <table:table-row table:style-name="ro1">
          <table:table-cell table:number-columns-repeated="4"/>
          <table:table-cell table:formula="of:=IF([.B26]&lt;&gt;&quot;&quot;;HEX2DEC([.B26]);&quot;&quot;)">
            <text:p/>
          </table:table-cell>
          <table:table-cell table:formula="of:=IF([.E26]&lt;&gt;&quot;&quot;;[.F25]&amp;IF([.F25]&lt;&gt;&quot;&quot;;&quot;,&quot;;&quot;&quot;)&amp;[.E2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<text:tab/>ld de,#186</text:p>
          </table:table-cell>
          <table:table-cell/>
          <table:table-cell table:formula="of:=IF([.B27]&lt;&gt;&quot;&quot;;HEX2DEC([.B27]);&quot;&quot;)" office:value-type="float" office:value="17" calcext:value-type="float">
            <text:p>17</text:p>
          </table:table-cell>
          <table:table-cell table:formula="of:=IF([.E27]&lt;&gt;&quot;&quot;;[.F26]&amp;IF([.F26]&lt;&gt;&quot;&quot;;&quot;,&quot;;&quot;&quot;)&amp;[.E27];&quot;&quot;)" office:value-type="string" office:string-value="17" calcext:value-type="string">
            <text:p>17</text:p>
          </table:table-cell>
        </table:table-row>
        <table:table-row table:style-name="ro1">
          <table:table-cell/>
          <table:table-cell office:value-type="string" calcext:value-type="string">
            <text:p>86</text:p>
          </table:table-cell>
          <table:table-cell table:number-columns-repeated="2"/>
          <table:table-cell table:formula="of:=IF([.B28]&lt;&gt;&quot;&quot;;HEX2DEC([.B28]);&quot;&quot;)" office:value-type="float" office:value="134" calcext:value-type="float">
            <text:p>134</text:p>
          </table:table-cell>
          <table:table-cell table:formula="of:=IF([.E28]&lt;&gt;&quot;&quot;;[.F27]&amp;IF([.F27]&lt;&gt;&quot;&quot;;&quot;,&quot;;&quot;&quot;)&amp;[.E28];&quot;&quot;)" office:value-type="string" office:string-value="17,134" calcext:value-type="string">
            <text:p>17,134</text:p>
          </table:table-cell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number-columns-repeated="2"/>
          <table:table-cell table:formula="of:=IF([.B29]&lt;&gt;&quot;&quot;;HEX2DEC([.B29]);&quot;&quot;)" office:value-type="float" office:value="1" calcext:value-type="float">
            <text:p>1</text:p>
          </table:table-cell>
          <table:table-cell table:formula="of:=IF([.E29]&lt;&gt;&quot;&quot;;[.F28]&amp;IF([.F28]&lt;&gt;&quot;&quot;;&quot;,&quot;;&quot;&quot;)&amp;[.E29];&quot;&quot;)" office:value-type="string" office:string-value="17,134,1" calcext:value-type="string">
            <text:p>17,134,1</text:p>
          </table:table-cell>
        </table:table-row>
        <table:table-row table:style-name="ro1">
          <table:table-cell table:number-columns-repeated="4"/>
          <table:table-cell table:formula="of:=IF([.B30]&lt;&gt;&quot;&quot;;HEX2DEC([.B30]);&quot;&quot;)">
            <text:p/>
          </table:table-cell>
          <table:table-cell table:formula="of:=IF([.E30]&lt;&gt;&quot;&quot;;[.F29]&amp;IF([.F29]&lt;&gt;&quot;&quot;;&quot;,&quot;;&quot;&quot;)&amp;[.E3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<text:tab/>ld a, #ff</text:p>
          </table:table-cell>
          <table:table-cell/>
          <table:table-cell table:formula="of:=IF([.B31]&lt;&gt;&quot;&quot;;HEX2DEC([.B31]);&quot;&quot;)" office:value-type="float" office:value="62" calcext:value-type="float">
            <text:p>62</text:p>
          </table:table-cell>
          <table:table-cell table:formula="of:=IF([.E31]&lt;&gt;&quot;&quot;;[.F30]&amp;IF([.F30]&lt;&gt;&quot;&quot;;&quot;,&quot;;&quot;&quot;)&amp;[.E31];&quot;&quot;)" office:value-type="string" office:string-value="62" calcext:value-type="string">
            <text:p>62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table:number-columns-repeated="2"/>
          <table:table-cell table:formula="of:=IF([.B32]&lt;&gt;&quot;&quot;;HEX2DEC([.B32]);&quot;&quot;)" office:value-type="float" office:value="255" calcext:value-type="float">
            <text:p>255</text:p>
          </table:table-cell>
          <table:table-cell table:formula="of:=IF([.E32]&lt;&gt;&quot;&quot;;[.F31]&amp;IF([.F31]&lt;&gt;&quot;&quot;;&quot;,&quot;;&quot;&quot;)&amp;[.E32];&quot;&quot;)" office:value-type="string" office:string-value="62,255" calcext:value-type="string">
            <text:p>62,255</text:p>
          </table:table-cell>
        </table:table-row>
        <table:table-row table:style-name="ro1">
          <table:table-cell table:number-columns-repeated="4"/>
          <table:table-cell table:formula="of:=IF([.B33]&lt;&gt;&quot;&quot;;HEX2DEC([.B33]);&quot;&quot;)">
            <text:p/>
          </table:table-cell>
          <table:table-cell table:formula="of:=IF([.E33]&lt;&gt;&quot;&quot;;[.F32]&amp;IF([.F32]&lt;&gt;&quot;&quot;;&quot;,&quot;;&quot;&quot;)&amp;[.E3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37</text:p>
          </table:table-cell>
          <table:table-cell office:value-type="string" calcext:value-type="string">
            <text:p><text:tab/>scf</text:p>
          </table:table-cell>
          <table:table-cell/>
          <table:table-cell table:formula="of:=IF([.B34]&lt;&gt;&quot;&quot;;HEX2DEC([.B34]);&quot;&quot;)" office:value-type="float" office:value="55" calcext:value-type="float">
            <text:p>55</text:p>
          </table:table-cell>
          <table:table-cell table:formula="of:=IF([.E34]&lt;&gt;&quot;&quot;;[.F33]&amp;IF([.F33]&lt;&gt;&quot;&quot;;&quot;,&quot;;&quot;&quot;)&amp;[.E34];&quot;&quot;)" office:value-type="string" office:string-value="55" calcext:value-type="string">
            <text:p>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tab/>call 0556</text:p>
          </table:table-cell>
          <table:table-cell/>
          <table:table-cell table:formula="of:=IF([.B35]&lt;&gt;&quot;&quot;;HEX2DEC([.B35]);&quot;&quot;)">
            <text:p/>
          </table:table-cell>
          <table:table-cell table:formula="of:=IF([.E35]&lt;&gt;&quot;&quot;;[.F34]&amp;IF([.F34]&lt;&gt;&quot;&quot;;&quot;,&quot;;&quot;&quot;)&amp;[.E3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tab/>call 0556</text:p>
          </table:table-cell>
          <table:table-cell/>
          <table:table-cell table:formula="of:=IF([.B36]&lt;&gt;&quot;&quot;;HEX2DEC([.B36]);&quot;&quot;)" office:value-type="float" office:value="205" calcext:value-type="float">
            <text:p>205</text:p>
          </table:table-cell>
          <table:table-cell table:formula="of:=IF([.E36]&lt;&gt;&quot;&quot;;[.F35]&amp;IF([.F35]&lt;&gt;&quot;&quot;;&quot;,&quot;;&quot;&quot;)&amp;[.E36];&quot;&quot;)" office:value-type="string" office:string-value="205" calcext:value-type="string">
            <text:p>205</text:p>
          </table:table-cell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table:number-columns-repeated="2"/>
          <table:table-cell table:formula="of:=IF([.B37]&lt;&gt;&quot;&quot;;HEX2DEC([.B37]);&quot;&quot;)" office:value-type="float" office:value="44" calcext:value-type="float">
            <text:p>44</text:p>
          </table:table-cell>
          <table:table-cell table:formula="of:=IF([.E37]&lt;&gt;&quot;&quot;;[.F36]&amp;IF([.F36]&lt;&gt;&quot;&quot;;&quot;,&quot;;&quot;&quot;)&amp;[.E37];&quot;&quot;)" office:value-type="string" office:string-value="205,44" calcext:value-type="string">
            <text:p>205,44</text:p>
          </table:table-cell>
        </table:table-row>
        <table:table-row table:style-name="ro1">
          <table:table-cell/>
          <table:table-cell office:value-type="string" calcext:value-type="string">
            <text:p>02</text:p>
          </table:table-cell>
          <table:table-cell table:number-columns-repeated="2"/>
          <table:table-cell table:formula="of:=IF([.B38]&lt;&gt;&quot;&quot;;HEX2DEC([.B38]);&quot;&quot;)" office:value-type="float" office:value="2" calcext:value-type="float">
            <text:p>2</text:p>
          </table:table-cell>
          <table:table-cell table:formula="of:=IF([.E38]&lt;&gt;&quot;&quot;;[.F37]&amp;IF([.F37]&lt;&gt;&quot;&quot;;&quot;,&quot;;&quot;&quot;)&amp;[.E38];&quot;&quot;)" office:value-type="string" office:string-value="205,44,2" calcext:value-type="string">
            <text:p>205,44,2</text:p>
          </table:table-cell>
        </table:table-row>
        <table:table-row table:style-name="ro1">
          <table:table-cell table:number-columns-repeated="4"/>
          <table:table-cell table:formula="of:=IF([.B39]&lt;&gt;&quot;&quot;;HEX2DEC([.B39]);&quot;&quot;)">
            <text:p/>
          </table:table-cell>
          <table:table-cell table:formula="of:=IF([.E39]&lt;&gt;&quot;&quot;;[.F38]&amp;IF([.F38]&lt;&gt;&quot;&quot;;&quot;,&quot;;&quot;&quot;)&amp;[.E3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tab/>jp #5ccb</text:p>
          </table:table-cell>
          <table:table-cell/>
          <table:table-cell table:formula="of:=IF([.B40]&lt;&gt;&quot;&quot;;HEX2DEC([.B40]);&quot;&quot;)" office:value-type="float" office:value="195" calcext:value-type="float">
            <text:p>195</text:p>
          </table:table-cell>
          <table:table-cell table:formula="of:=IF([.E40]&lt;&gt;&quot;&quot;;[.F39]&amp;IF([.F39]&lt;&gt;&quot;&quot;;&quot;,&quot;;&quot;&quot;)&amp;[.E40];&quot;&quot;)" office:value-type="string" office:string-value="195" calcext:value-type="string">
            <text:p>195</text:p>
          </table:table-cell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table:number-columns-repeated="2"/>
          <table:table-cell table:formula="of:=IF([.B41]&lt;&gt;&quot;&quot;;HEX2DEC([.B41]);&quot;&quot;)" office:value-type="float" office:value="203" calcext:value-type="float">
            <text:p>203</text:p>
          </table:table-cell>
          <table:table-cell table:formula="of:=IF([.E41]&lt;&gt;&quot;&quot;;[.F40]&amp;IF([.F40]&lt;&gt;&quot;&quot;;&quot;,&quot;;&quot;&quot;)&amp;[.E41];&quot;&quot;)" office:value-type="string" office:string-value="195,203" calcext:value-type="string">
            <text:p>195,203</text:p>
          </table:table-cell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table:number-columns-repeated="2"/>
          <table:table-cell table:formula="of:=IF([.B42]&lt;&gt;&quot;&quot;;HEX2DEC([.B42]);&quot;&quot;)" office:value-type="float" office:value="92" calcext:value-type="float">
            <text:p>92</text:p>
          </table:table-cell>
          <table:table-cell table:formula="of:=IF([.E42]&lt;&gt;&quot;&quot;;[.F41]&amp;IF([.F41]&lt;&gt;&quot;&quot;;&quot;,&quot;;&quot;&quot;)&amp;[.E42];&quot;&quot;)" office:value-type="string" office:string-value="195,203,92" calcext:value-type="string">
            <text:p>195,203,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COUNT([.E3:.E43])" office:value-type="float" office:value="29" calcext:value-type="float">
            <text:p>29</text:p>
          </table:table-cell>
          <table:table-cell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3:12:03.310462131</meta:creation-date>
    <dc:date>2020-12-19T13:21:52.955831293</dc:date>
    <meta:editing-duration>PT9M49S</meta:editing-duration>
    <meta:editing-cycles>2</meta:editing-cycles>
    <meta:generator>LibreOffice/6.4.6.2$Linux_X86_64 LibreOffice_project/40$Build-2</meta:generator>
    <meta:document-statistic meta:table-count="1" meta:cell-count="120" meta:object-count="0"/>
  </office:meta>
</office:document-meta>
</file>